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1.0575in"/>
    </style:style>
    <style:style style:name="co6" style:family="table-column">
      <style:table-column-properties fo:break-before="auto" style:column-width="5.0102in"/>
    </style:style>
    <style:style style:name="co7" style:family="table-column">
      <style:table-column-properties fo:break-before="auto" style:column-width="4.999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2"/>
    <style:style style:name="ce4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obert-winkler_citation-analysi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cites_year</text:p>
          </table:table-cell>
          <table:table-cell office:value-type="string" calcext:value-type="string">
            <text:p>pubs_clean...year...</text:p>
          </table:table-cell>
          <table:table-cell office:value-type="string" calcext:value-type="string">
            <text:p>pubs_clean...cites...</text:p>
          </table:table-cell>
          <table:table-cell office:value-type="string" calcext:value-type="string">
            <text:p>pubs_clean...title...</text:p>
          </table:table-cell>
          <table:table-cell office:value-type="string" calcext:value-type="string">
            <text:p>pubs_clean...author...</text:p>
          </table:table-cell>
          <table:table-cell office:value-type="string" calcext:value-type="string">
            <text:p>pubs_clean...journal...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.60</text:p>
          </table:table-cell>
          <table:table-cell office:value-type="float" office:value="2017" calcext:value-type="float">
            <text:p>201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enomic history of the origin and domestication of common bean unveils its closest sister species</text:p>
          </table:table-cell>
          <table:table-cell office:value-type="string" calcext:value-type="string">
            <text:p>M Rendón-Anaya, JM Montero-Vargas, S Saburido-Álvarez, A Vlasova, ...</text:p>
          </table:table-cell>
          <table:table-cell office:value-type="string" calcext:value-type="string">
            <text:p>Genome biolog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5454545454545" calcext:value-type="float">
            <text:p>17.55</text:p>
          </table:table-cell>
          <table:table-cell office:value-type="float" office:value="2011" calcext:value-type="float">
            <text:p>201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omparative and functional genomics provide insights into the pathogenicity of dermatophytic fungi</text:p>
          </table:table-cell>
          <table:table-cell office:value-type="string" calcext:value-type="string">
            <text:p>A Burmester, E Shelest, G Glöckner, C Heddergott, S Schindler, P Staib, ...</text:p>
          </table:table-cell>
          <table:table-cell office:value-type="string" calcext:value-type="string">
            <text:p>Genome biolog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3076923076923" calcext:value-type="float">
            <text:p>16.31</text:p>
          </table:table-cell>
          <table:table-cell office:value-type="float" office:value="2009" calcext:value-type="float">
            <text:p>200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roduction of Pyomelanin, a Second Type of Melanin, via the Tyrosine Degradation Pathway in Aspergillus fumigatus</text:p>
          </table:table-cell>
          <table:table-cell office:value-type="string" calcext:value-type="string">
            <text:p>J Schmaler-Ripcke, V Sugareva, P Gebhardt, R Winkler, O Kniemeyer, ...</text:p>
          </table:table-cell>
          <table:table-cell office:value-type="string" calcext:value-type="string">
            <text:p>Applied and environmental microbiology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1818181818182" calcext:value-type="float">
            <text:p>12.18</text:p>
          </table:table-cell>
          <table:table-cell office:value-type="float" office:value="2011" calcext:value-type="float">
            <text:p>201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nalysis of the Aspergillus fumigatus Proteome Reveals Metabolic Changes and the Activation of the Pseurotin A Biosynthesis Gene Cluster in Response to Hypoxia</text:p>
          </table:table-cell>
          <table:table-cell office:value-type="string" calcext:value-type="string">
            <text:p>M Vödisch, K Scherlach, R Winkler, C Hertweck, HP Braun, M Roth, ...</text:p>
          </table:table-cell>
          <table:table-cell office:value-type="string" calcext:value-type="string">
            <text:p>Journal of proteome research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923076923077" calcext:value-type="float">
            <text:p>11.69</text:p>
          </table:table-cell>
          <table:table-cell office:value-type="float" office:value="2009" calcext:value-type="float">
            <text:p>200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 novel immune evasion strategy of Candida albicans: proteolytic cleavage of a salivary antimicrobial peptide</text:p>
          </table:table-cell>
          <table:table-cell office:value-type="string" calcext:value-type="string">
            <text:p>TF Meiller, B Hube, L Schild, ME Shirtliff, MA Scheper, R Winkler, A Ton, ...</text:p>
          </table:table-cell>
          <table:table-cell office:value-type="string" calcext:value-type="string">
            <text:p>PloS on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125" calcext:value-type="float">
            <text:p>11.13</text:p>
          </table:table-cell>
          <table:table-cell office:value-type="float" office:value="2014" calcext:value-type="float">
            <text:p>201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ventive and therapeutic potential of peptides from cereals against cancer</text:p>
          </table:table-cell>
          <table:table-cell office:value-type="string" calcext:value-type="string">
            <text:p>M Ortiz-Martinez, R Winkler, S García-Lara</text:p>
          </table:table-cell>
          <table:table-cell office:value-type="string" calcext:value-type="string">
            <text:p>Journal of proteomic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1111111111111" calcext:value-type="float">
            <text:p>11.11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nylogous chain branching catalysed by a dedicated polyketide synthase module</text:p>
          </table:table-cell>
          <table:table-cell office:value-type="string" calcext:value-type="string">
            <text:p>T Bretschneider, JB Heim, D Heine, R Winkler, B Busch, B Kusebauch, ...</text:p>
          </table:table-cell>
          <table:table-cell office:value-type="string" calcext:value-type="string">
            <text:p>Nature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9.66666666666667" calcext:value-type="float">
            <text:p>9.6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oftware solutions for evaluation and visualization of laser ablation inductively coupled plasma mass spectrometry imaging (LA-ICP-MSI) data: a short overview</text:p>
          </table:table-cell>
          <table:table-cell table:style-name="ce2" office:value-type="string" calcext:value-type="string">
            <text:p>R Weiskirchen, S Weiskirchen, P Kim, R Winkler</text:p>
          </table:table-cell>
          <table:table-cell table:style-name="ce2" office:value-type="string" calcext:value-type="string">
            <text:p>Journal of cheminformatics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8.33333333333333" calcext:value-type="float">
            <text:p>8.3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Elucidating the Distribution of Plant Metabolites from Native Tissues with Laser Desorption Low-Temperature Plasma Mass Spectrometry Imaging</text:p>
          </table:table-cell>
          <table:table-cell table:style-name="ce2" office:value-type="string" calcext:value-type="string">
            <text:p>A Moreno-Pedraza, I Rosas-Román, NS Garcia-Rojas, H Guillén-Alonso, ...</text:p>
          </table:table-cell>
          <table:table-cell table:style-name="ce2" office:value-type="string" calcext:value-type="string">
            <text:p>Analytical chemistry</text:p>
          </table:table-cell>
          <table:table-cell table:style-name="ce2"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25" calcext:value-type="float">
            <text:p>8.25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stharvest insect resistance in maize</text:p>
          </table:table-cell>
          <table:table-cell office:value-type="string" calcext:value-type="string">
            <text:p>LM López-Castillo, SE Silva-Fernández, R Winkler, DJ Bergvinson, ...</text:p>
          </table:table-cell>
          <table:table-cell office:value-type="string" calcext:value-type="string">
            <text:p>Journal of Stored Products Research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7.66666666666667" calcext:value-type="float">
            <text:p>7.6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Template for 3D printing a low-temperature plasma probe</text:p>
          </table:table-cell>
          <table:table-cell table:style-name="ce2" office:value-type="string" calcext:value-type="string">
            <text:p>S Martínez-Jarquín, A Moreno-Pedraza, H Guillén-Alonso, R Winkler</text:p>
          </table:table-cell>
          <table:table-cell table:style-name="ce2" office:value-type="string" calcext:value-type="string">
            <text:p>Analytical chemistry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7.2" calcext:value-type="float">
            <text:p>7.2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Low-temperature plasma (LTP) jets for mass spectrometry (MS): Ion processes, instrumental set-ups, and application examples</text:p>
          </table:table-cell>
          <table:table-cell table:style-name="ce2" office:value-type="string" calcext:value-type="string">
            <text:p>S Martínez-Jarquín, R Winkler</text:p>
          </table:table-cell>
          <table:table-cell table:style-name="ce2" office:value-type="string" calcext:value-type="string">
            <text:p>TrAC Trends in Analytical Chemistry</text:p>
          </table:table-cell>
          <table:table-cell table:style-name="ce2"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13333333333333" calcext:value-type="float">
            <text:p>7.13</text:p>
          </table:table-cell>
          <table:table-cell office:value-type="float" office:value="2007" calcext:value-type="float">
            <text:p>20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iosynthesis of nitro compounds</text:p>
          </table:table-cell>
          <table:table-cell office:value-type="string" calcext:value-type="string">
            <text:p>R Winkler, C Hertweck</text:p>
          </table:table-cell>
          <table:table-cell office:value-type="string" calcext:value-type="string">
            <text:p>ChemBioChe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85714285714286" calcext:value-type="float">
            <text:p>6.86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ridMass: a fast two‐dimensional feature detection method for LC/MS</text:p>
          </table:table-cell>
          <table:table-cell office:value-type="string" calcext:value-type="string">
            <text:p>V Treviño, IL Yañez‐Garza, CE Rodriguez‐López, R Urrea‐López, ...</text:p>
          </table:table-cell>
          <table:table-cell office:value-type="string" calcext:value-type="string">
            <text:p>Journal of Mass Spectrometry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76923076923077" calcext:value-type="float">
            <text:p>6.77</text:p>
          </table:table-cell>
          <table:table-cell office:value-type="float" office:value="2009" calcext:value-type="float">
            <text:p>200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wo‐dimensional proteome reference maps for the human pathogenic filamentous fungus Aspergillus fumigatus</text:p>
          </table:table-cell>
          <table:table-cell office:value-type="string" calcext:value-type="string">
            <text:p>M Vödisch, D Albrecht, F Leßing, AD Schmidt, R Winkler, R Guthke, ...</text:p>
          </table:table-cell>
          <table:table-cell office:value-type="string" calcext:value-type="string">
            <text:p>Proteomics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.40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comparison of human and mouse protein corona profiles of functionalized SiO2 nanocarriers.</text:p>
          </table:table-cell>
          <table:table-cell office:value-type="string" calcext:value-type="string">
            <text:p>A Solorio-Rodríguez, V Escamilla-Rivera, M Uribe-Ramírez, A Chagolla, ...</text:p>
          </table:table-cell>
          <table:table-cell office:value-type="string" calcext:value-type="string">
            <text:p>Nanoscale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5.75" calcext:value-type="float">
            <text:p>5.7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‘Plug and Play’assembly of a low-temperature plasma ionization mass spectrometry imaging (LTP-MSI) system</text:p>
          </table:table-cell>
          <table:table-cell table:style-name="ce2" office:value-type="string" calcext:value-type="string">
            <text:p>M Maldonado-Torres, JF López-Hernández, P Jiménez-Sandoval, ...</text:p>
          </table:table-cell>
          <table:table-cell table:style-name="ce2" office:value-type="string" calcext:value-type="string">
            <text:p>Journal of proteomics</text:p>
          </table:table-cell>
          <table:table-cell table:style-name="ce2"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3846153846154" calcext:value-type="float">
            <text:p>5.54</text:p>
          </table:table-cell>
          <table:table-cell office:value-type="float" office:value="2009" calcext:value-type="float">
            <text:p>200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lobal Distribution and Evolution of a Toxinogenic Burkholderia-Rhizopus Symbiosis</text:p>
          </table:table-cell>
          <table:table-cell office:value-type="string" calcext:value-type="string">
            <text:p>G Lackner, N Möbius, K Scherlach, LP Partida-Martinez, R Winkler, ...</text:p>
          </table:table-cell>
          <table:table-cell office:value-type="string" calcext:value-type="string">
            <text:p>Applied and environmental microbiology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5.41666666666667" calcext:value-type="float">
            <text:p>5.4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ESIprot: a universal tool for charge state determination and molecular weight calculation of proteins from electrospray ionization mass spectrometry data</text:p>
          </table:table-cell>
          <table:table-cell table:style-name="ce2" office:value-type="string" calcext:value-type="string">
            <text:p>R Winkler</text:p>
          </table:table-cell>
          <table:table-cell table:style-name="ce2" office:value-type="string" calcext:value-type="string">
            <text:p>Rapid Communications in Mass Spectrometry</text:p>
          </table:table-cell>
          <table:table-cell table:style-name="ce2"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33333333333333" calcext:value-type="float">
            <text:p>5.33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sma protein adsorption on Fe3O4-PEG nanoparticles activates the complement system and induces an inflammatory response</text:p>
          </table:table-cell>
          <table:table-cell office:value-type="string" calcext:value-type="string">
            <text:p>V Escamilla-Rivera, A Solorio-Rodriguez, M Uribe-Ramirez, O Lozano, ...</text:p>
          </table:table-cell>
          <table:table-cell office:value-type="string" calcext:value-type="string">
            <text:p>International journal of nanomedicin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7142857142857" calcext:value-type="float">
            <text:p>5.07</text:p>
          </table:table-cell>
          <table:table-cell office:value-type="float" office:value="2008" calcext:value-type="float">
            <text:p>200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volution of host resistance in a toxin-producing bacterial–fungal alliance</text:p>
          </table:table-cell>
          <table:table-cell office:value-type="string" calcext:value-type="string">
            <text:p>I Schmitt, LP Partida-Martinez, R Winkler, K Voigt, E Einax, F Dölz, S Telle, ...</text:p>
          </table:table-cell>
          <table:table-cell office:value-type="string" calcext:value-type="string">
            <text:p>The ISME journal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5" calcext:value-type="float">
            <text:p>5.0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Open LabBot and RmsiGUI: Community development kit for sampling automation and ambient imaging</text:p>
          </table:table-cell>
          <table:table-cell table:style-name="ce2" office:value-type="string" calcext:value-type="string">
            <text:p>I Rosas-Román, C Ovando-Vázquez, A Moreno-Pedraza, ...</text:p>
          </table:table-cell>
          <table:table-cell table:style-name="ce2" office:value-type="string" calcext:value-type="string">
            <text:p>Microchemical Journal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5" calcext:value-type="float">
            <text:p>5.0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emerging role of 3D-printing in ion mobility spectrometry and mass spectrometry</text:p>
          </table:table-cell>
          <table:table-cell table:style-name="ce2" office:value-type="string" calcext:value-type="string">
            <text:p>H Guillén-Alonso, I Rosas-Román, R Winkler</text:p>
          </table:table-cell>
          <table:table-cell table:style-name="ce2" office:value-type="string" calcext:value-type="string">
            <text:p>Analytical Methods</text:p>
          </table:table-cell>
          <table:table-cell table:style-name="ce2"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57142857142857" calcext:value-type="float">
            <text:p>4.57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tabolic profiling of plant extracts using direct-injection electrospray ionization mass spectrometry allows for high-throughput phenotypic characterization according to …</text:p>
          </table:table-cell>
          <table:table-cell office:value-type="string" calcext:value-type="string">
            <text:p>M García-Flores, S Juárez-Colunga, A García-Casarrubias, S Trachsel, ...</text:p>
          </table:table-cell>
          <table:table-cell office:value-type="string" calcext:value-type="string">
            <text:p>Journal of agricultural and food chemistry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4.5" calcext:value-type="float">
            <text:p>4.5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ss spectrometry imaging of thin-layer chromatography plates using laser desorption/low-temperature plasma ionisation</text:p>
          </table:table-cell>
          <table:table-cell table:style-name="ce2" office:value-type="string" calcext:value-type="string">
            <text:p>NS García-Rojas, A Moreno-Pedraza, I Rosas-Román, ...</text:p>
          </table:table-cell>
          <table:table-cell table:style-name="ce2" office:value-type="string" calcext:value-type="string">
            <text:p>Analyst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4.4" calcext:value-type="float">
            <text:p>4.4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utomated chemical fingerprinting of Mexican spirits derived from Agave (tequila and mezcal) using direct-injection electrospray ionisation (DIESI) and low-temperature plasma …</text:p>
          </table:table-cell>
          <table:table-cell table:style-name="ce2" office:value-type="string" calcext:value-type="string">
            <text:p>S Martínez-Jarquín, A Moreno-Pedraza, D Cázarez-García, R Winkler</text:p>
          </table:table-cell>
          <table:table-cell table:style-name="ce2" office:value-type="string" calcext:value-type="string">
            <text:p>Analytical Methods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4.2" calcext:value-type="float">
            <text:p>4.2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apid Classification of Coffee Products by Data Mining Models from Direct Electrospray and Plasma-Based Mass Spectrometry Analyses</text:p>
          </table:table-cell>
          <table:table-cell table:style-name="ce2" office:value-type="string" calcext:value-type="string">
            <text:p>R Gamboa-Becerra, JM Montero-Vargas, S Martínez-Jarquín, ...</text:p>
          </table:table-cell>
          <table:table-cell table:style-name="ce2" office:value-type="string" calcext:value-type="string">
            <text:p>Food Analytical Methods</text:p>
          </table:table-cell>
          <table:table-cell table:style-name="ce2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11764705882353" calcext:value-type="float">
            <text:p>4.12</text:p>
          </table:table-cell>
          <table:table-cell office:value-type="float" office:value="2005" calcext:value-type="float">
            <text:p>200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quential enzymatic oxidation of aminoarenes to nitroarenes via hydroxylamines</text:p>
          </table:table-cell>
          <table:table-cell office:value-type="string" calcext:value-type="string">
            <text:p>R Winkler, C Hertweck</text:p>
          </table:table-cell>
          <table:table-cell office:value-type="string" calcext:value-type="string">
            <text:p>Angewandte Chemie International Edition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0</text:p>
          </table:table-cell>
          <table:table-cell office:value-type="float" office:value="2007" calcext:value-type="float">
            <text:p>20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ructure and Action of the N-oxygenase AurF from Streptomyces thioluteus</text:p>
          </table:table-cell>
          <table:table-cell office:value-type="string" calcext:value-type="string">
            <text:p>G Zocher, R Winkler, C Hertweck, GE Schulz</text:p>
          </table:table-cell>
          <table:table-cell office:value-type="string" calcext:value-type="string">
            <text:p>Journal of molecular biology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4" calcext:value-type="float">
            <text:p>4.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odulation of steroidal glycoalkaloid biosynthesis in tomato (Solanum lycopersicum) by jasmonic acid</text:p>
          </table:table-cell>
          <table:table-cell table:style-name="ce2" office:value-type="string" calcext:value-type="string">
            <text:p>JM Montero-Vargas, K Casarrubias-Castillo, N Martínez-Gallardo, ...</text:p>
          </table:table-cell>
          <table:table-cell table:style-name="ce2" office:value-type="string" calcext:value-type="string">
            <text:p>Plant Science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" calcext:value-type="float">
            <text:p>4.00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ocessing Metabolomics and Proteomics Data with Open Software: A Practical Guide</text:p>
          </table:table-cell>
          <table:table-cell table:style-name="ce2" office:value-type="string" calcext:value-type="string">
            <text:p>R Winkler</text:p>
          </table:table-cell>
          <table:table-cell table:style-name="ce2" office:value-type="string" calcext:value-type="string">
            <text:p>Royal Society of Chemistry</text:p>
          </table:table-cell>
          <table:table-cell table:style-name="ce2"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83333333333333" calcext:value-type="float">
            <text:p>3.83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ructural Basis for Redox Regulation of Cytoplasmic and Chloroplastic Triosephosphate Isomerases from Arabidopsis thaliana</text:p>
          </table:table-cell>
          <table:table-cell office:value-type="string" calcext:value-type="string">
            <text:p>LM López-Castillo, P Jiménez-Sandoval, N Baruch-Torres, ...</text:p>
          </table:table-cell>
          <table:table-cell office:value-type="string" calcext:value-type="string">
            <text:p>Frontiers in plant scienc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77777777777778" calcext:value-type="float">
            <text:p>3.78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sign of a low‐temperature plasma (LTP) probe with adjustable output temperature and variable beam diameter for the direct detection of organic molecules</text:p>
          </table:table-cell>
          <table:table-cell office:value-type="string" calcext:value-type="string">
            <text:p>S Martínez‐Jarquín, R Winkler</text:p>
          </table:table-cell>
          <table:table-cell office:value-type="string" calcext:value-type="string">
            <text:p>Rapid Communications in Mass Spectrometry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5" calcext:value-type="float">
            <text:p>3.50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otoprotective Potential of Baccharis antioquensis (Asteraceae) as Natural Sunscreen</text:p>
          </table:table-cell>
          <table:table-cell office:value-type="string" calcext:value-type="string">
            <text:p>JC Mejía‐Giraldo, R Winkler, C Gallardo, AM Sánchez‐Zapata, ...</text:p>
          </table:table-cell>
          <table:table-cell office:value-type="string" calcext:value-type="string">
            <text:p>Photochemistry and photobiology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.50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e organophosphate pesticide methamidophos opens the blood-testis barrier and covalently binds to ZO-2 in mice</text:p>
          </table:table-cell>
          <table:table-cell office:value-type="string" calcext:value-type="string">
            <text:p>JM Ortega-Olvera, R Winkler, B Quitanilla-Vega, M Shibayama, ...</text:p>
          </table:table-cell>
          <table:table-cell office:value-type="string" calcext:value-type="string">
            <text:p>Toxicology and Applied Pharmacology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44444444444444" calcext:value-type="float">
            <text:p>3.44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tabolic phenotyping for the classification of coffee trees and the exploration of selection markers</text:p>
          </table:table-cell>
          <table:table-cell office:value-type="string" calcext:value-type="string">
            <text:p>JM Montero-Vargas, LH González-González, E Gálvez-Ponce, ...</text:p>
          </table:table-cell>
          <table:table-cell office:value-type="string" calcext:value-type="string">
            <text:p>Molecular BioSystem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42857142857143" calcext:value-type="float">
            <text:p>3.43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SI. R scripts reveal volatile and semi-volatile features in low-temperature plasma mass spectrometry imaging (LTP-MSI) of chilli (Capsicum annuum)</text:p>
          </table:table-cell>
          <table:table-cell office:value-type="string" calcext:value-type="string">
            <text:p>R Gamboa-Becerra, E Ramírez-Chávez, J Molina-Torres, R Winkler</text:p>
          </table:table-cell>
          <table:table-cell office:value-type="string" calcext:value-type="string">
            <text:p>Analytical and bioanalytical chemistry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4" calcext:value-type="float">
            <text:p>3.40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tting Open Science: agilely creating multiple document formats for academic manuscripts with Pandoc Scholar</text:p>
          </table:table-cell>
          <table:table-cell office:value-type="string" calcext:value-type="string">
            <text:p>A Krewinkel, R Winkler</text:p>
          </table:table-cell>
          <table:table-cell office:value-type="string" calcext:value-type="string">
            <text:p>PeerJ Computer Science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33333333333333" calcext:value-type="float">
            <text:p>3.33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abolomic markers for the early selection of coffea canephora plants with desirable cup quality traits</text:p>
          </table:table-cell>
          <table:table-cell office:value-type="string" calcext:value-type="string">
            <text:p>R Gamboa-Becerra, MC Hernández-Hernández, Ó González-Ríos, ...</text:p>
          </table:table-cell>
          <table:table-cell office:value-type="string" calcext:value-type="string">
            <text:p>Metaboli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 evolving computational platform for biological mass spectrometry: workflows, statistics and data mining with MASSyPup64</text:p>
          </table:table-cell>
          <table:table-cell office:value-type="string" calcext:value-type="string">
            <text:p>R Winkler</text:p>
          </table:table-cell>
          <table:table-cell office:value-type="string" calcext:value-type="string">
            <text:p>PeerJ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5" calcext:value-type="float">
            <text:p>3.25</text:p>
          </table:table-cell>
          <table:table-cell office:value-type="float" office:value="2006" calcext:value-type="float">
            <text:p>20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gio‐and chemoselective enzymatic N‐oxygenation in vivo, in vitro, and in flow</text:p>
          </table:table-cell>
          <table:table-cell office:value-type="string" calcext:value-type="string">
            <text:p>R Winkler, MEA Richter, U Knüpfer, D Merten, C Hertweck</text:p>
          </table:table-cell>
          <table:table-cell office:value-type="string" calcext:value-type="string">
            <text:p>Angewandte Chemie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1" calcext:value-type="float">
            <text:p>3.10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teome analysis of the farnesol-induced stress response in Aspergillus nidulans - The role of a putative dehydrin</text:p>
          </table:table-cell>
          <table:table-cell office:value-type="string" calcext:value-type="string">
            <text:p>D Wartenberg, M Vödisch, O Kniemeyer, D Albrecht-Eckardt, K Scherlach, ...</text:p>
          </table:table-cell>
          <table:table-cell office:value-type="string" calcext:value-type="string">
            <text:p>Journal of proteomics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5882352941176" calcext:value-type="float">
            <text:p>3.06</text:p>
          </table:table-cell>
          <table:table-cell office:value-type="float" office:value="2005" calcext:value-type="float">
            <text:p>200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e expression of selected non-ribosomal peptide synthetases inAspergillus fumigatus is controlled by the availability of free iron</text:p>
          </table:table-cell>
          <table:table-cell office:value-type="string" calcext:value-type="string">
            <text:p>K Reiber, EP Reeves, CM Neville, R Winkler, P Gebhardt, K Kavanagh, ...</text:p>
          </table:table-cell>
          <table:table-cell office:value-type="string" calcext:value-type="string">
            <text:p>FEMS microbiology letters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.00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choderma atroviride from predator to prey: role of the MAPK Tmk3 in fungal chemical defense against fungivory by Drosophila melanogaster larvae</text:p>
          </table:table-cell>
          <table:table-cell office:value-type="string" calcext:value-type="string">
            <text:p>K Atriztán-Hernández, A Moreno-Pedraza, R Winkler, T Markow, ...</text:p>
          </table:table-cell>
          <table:table-cell office:value-type="string" calcext:value-type="string">
            <text:p>Appl. Environ. Microbiol., AEM.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92307692307692" calcext:value-type="float">
            <text:p>2.92</text:p>
          </table:table-cell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oteomic analysis of human papillomavirus‐related oral squamous cell carcinoma: Identification of thioredoxin and epidermal‐fatty acid binding protein as upregulated protein …</text:p>
          </table:table-cell>
          <table:table-cell office:value-type="string" calcext:value-type="string">
            <text:p>C Melle, G Ernst, R Winkler, B Schimmel, JP Klussmann, C Wittekindt, ...</text:p>
          </table:table-cell>
          <table:table-cell office:value-type="string" calcext:value-type="string">
            <text:p>Proteomics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75" calcext:value-type="float">
            <text:p>2.75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wn-regulation of PvTRX1h increases nodule number and affects auxin, starch, and metabolic fingerprints in the common bean (Phaseolus vulgaris L.)</text:p>
          </table:table-cell>
          <table:table-cell office:value-type="string" calcext:value-type="string">
            <text:p>A Barraza, EL Coss-Navarrete, JC Vizuet-de-Rueda, K Martínez-Aguilar, ...</text:p>
          </table:table-cell>
          <table:table-cell office:value-type="string" calcext:value-type="string">
            <text:p>Plant Science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0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valuating the physiological state of maize (Zea mays L.) plants by direct-injection electrospray mass spectrometry (DIESI-MS)</text:p>
          </table:table-cell>
          <table:table-cell office:value-type="string" calcext:value-type="string">
            <text:p>M García-Flores, S Juárez-Colunga, JM Montero-Vargas, ...</text:p>
          </table:table-cell>
          <table:table-cell office:value-type="string" calcext:value-type="string">
            <text:p>Molecular BioSystems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5" calcext:value-type="float">
            <text:p>2.50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bolomic effects of the colonization of Medicago truncatula by the facultative endophyte Arthrobacter agilis UMCV2 in a foliar inoculation system</text:p>
          </table:table-cell>
          <table:table-cell office:value-type="string" calcext:value-type="string">
            <text:p>A Ramírez-Ordorica, E Valencia-Cantero, I Flores-Cortez, ...</text:p>
          </table:table-cell>
          <table:table-cell office:value-type="string" calcext:value-type="string">
            <text:p>Scientific report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46666666666667" calcext:value-type="float">
            <text:p>2.47</text:p>
          </table:table-cell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Binuclear Manganese Cluster That Catalyzes Radical‐Mediated N‐Oxygenation</text:p>
          </table:table-cell>
          <table:table-cell office:value-type="string" calcext:value-type="string">
            <text:p>R Winkler, G Zocher, I Richter, T Friedrich, GE Schulz, C Hertweck</text:p>
          </table:table-cell>
          <table:table-cell office:value-type="string" calcext:value-type="string">
            <text:p>Angewandte Chemie International Edition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375" calcext:value-type="float">
            <text:p>2.38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omic analysis of Entamoeba histolytica in vivo assembled pre-mRNA splicing complexes</text:p>
          </table:table-cell>
          <table:table-cell office:value-type="string" calcext:value-type="string">
            <text:p>J Valdés, T Nozaki, E Sato, Y Chiba, K Nakada-Tsukui, ...</text:p>
          </table:table-cell>
          <table:table-cell office:value-type="string" calcext:value-type="string">
            <text:p>Journal of proteomics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375" calcext:value-type="float">
            <text:p>2.38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SSyPup—an ‘Out of the Box’solution for the analysis of mass spectrometry data</text:p>
          </table:table-cell>
          <table:table-cell office:value-type="string" calcext:value-type="string">
            <text:p>R Winkler</text:p>
          </table:table-cell>
          <table:table-cell office:value-type="string" calcext:value-type="string">
            <text:p>Journal of Mass Spectrometry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33333333333333" calcext:value-type="float">
            <text:p>2.33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ects of water availability in the soil on tropane alkaloid production in cultivated Datura stramonium</text:p>
          </table:table-cell>
          <table:table-cell office:value-type="string" calcext:value-type="string">
            <text:p>A Moreno-Pedraza, J Gabriel, H Treutler, R Winkler, F Vergara</text:p>
          </table:table-cell>
          <table:table-cell office:value-type="string" calcext:value-type="string">
            <text:p>Metabolites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33333333333333" calcext:value-type="float">
            <text:p>2.33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abolomic and Proteomic Analysis of Moringa oleifera L. Cultivated with Vermicompost and Phosphate Rock under Water Stress Conditions</text:p>
          </table:table-cell>
          <table:table-cell office:value-type="string" calcext:value-type="string">
            <text:p>JM Guzmán-Albores, ML Ramírez-Merchant, EC Interiano-Santos, ...</text:p>
          </table:table-cell>
          <table:table-cell office:value-type="string" calcext:value-type="string">
            <text:p>International Journal of Agriculuture &amp; Biology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28571428571429" calcext:value-type="float">
            <text:p>2.29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derMass: semantic database creation and tripartite metabolite identification strategy</text:p>
          </table:table-cell>
          <table:table-cell office:value-type="string" calcext:value-type="string">
            <text:p>R Winkler</text:p>
          </table:table-cell>
          <table:table-cell office:value-type="string" calcext:value-type="string">
            <text:p>Journal of Mass Spectrometry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25" calcext:value-type="float">
            <text:p>2.25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 vivo Monitoring of Nicotine Biosynthesis in Tobacco Leaves by Low-temperature Plasma Mass Spectrometry</text:p>
          </table:table-cell>
          <table:table-cell office:value-type="string" calcext:value-type="string">
            <text:p>S Martínez-Jarquín, H Herrera-Ubaldo, S de Folter, R Winkler</text:p>
          </table:table-cell>
          <table:table-cell office:value-type="string" calcext:value-type="string">
            <text:p>Talanta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18181818181818" calcext:value-type="float">
            <text:p>2.18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lorimetric protein quantification in aqueous two-phase systems</text:p>
          </table:table-cell>
          <table:table-cell office:value-type="string" calcext:value-type="string">
            <text:p>M González-González, K Mayolo-Deloisa, M Rito-Palomares, R Winkler</text:p>
          </table:table-cell>
          <table:table-cell office:value-type="string" calcext:value-type="string">
            <text:p>Process biochemistry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14285714285714" calcext:value-type="float">
            <text:p>2.14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e Phaseolus vulgaris PvTRX1h gene regulates plant hormone biosynthesis in embryogenic callus from common bean</text:p>
          </table:table-cell>
          <table:table-cell office:value-type="string" calcext:value-type="string">
            <text:p>A Barraza, JL Cabrera-Ponce, R Gamboa-Becerra, F Luna-Martínez, ...</text:p>
          </table:table-cell>
          <table:table-cell office:value-type="string" calcext:value-type="string">
            <text:p>Frontiers in plant scienc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09090909090909" calcext:value-type="float">
            <text:p>2.09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ss Spectometry-Based Protein Patterns in the Diagnosis of Sepsis/Systemic Inflammatory Response Syndrome</text:p>
          </table:table-cell>
          <table:table-cell office:value-type="string" calcext:value-type="string">
            <text:p>M Kiehntopf, D Schmerler, FM Brunkhorst, R Winkler, K Ludewig, ...</text:p>
          </table:table-cell>
          <table:table-cell office:value-type="string" calcext:value-type="string">
            <text:p>Shock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.00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s of the developmental regulator BOLITA on the plant metabolome</text:p>
          </table:table-cell>
          <table:table-cell office:value-type="string" calcext:value-type="string">
            <text:p>HG Lazcano-Ramírez, R Gamboa-Becerra, IJ García-López, RAC Montes, ...</text:p>
          </table:table-cell>
          <table:table-cell office:value-type="string" calcext:value-type="string">
            <text:p>Genes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.00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eoMex: Open infrastructure for networked environmental monitoring and agriculture 4.0</text:p>
          </table:table-cell>
          <table:table-cell office:value-type="string" calcext:value-type="string">
            <text:p>R Winkler</text:p>
          </table:table-cell>
          <table:table-cell office:value-type="string" calcext:value-type="string">
            <text:p>PeerJ Computer Science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85714285714286" calcext:value-type="float">
            <text:p>1.86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abolic fingerprinting of Arabidopsis thaliana accessions</text:p>
          </table:table-cell>
          <table:table-cell office:value-type="string" calcext:value-type="string">
            <text:p>M Sotelo-Silveira, AL Chauvin, N Marsch-Martínez, R Winkler, S De Folter</text:p>
          </table:table-cell>
          <table:table-cell office:value-type="string" calcext:value-type="string">
            <text:p>Frontiers in Plant Science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roved Representation of Biological Information by Using Correlation as Distance Function for Heatmap Cluster Analysis</text:p>
          </table:table-cell>
          <table:table-cell office:value-type="string" calcext:value-type="string">
            <text:p>A Tiessen, EA Cubedo-Ruiz, R Winkler</text:p>
          </table:table-cell>
          <table:table-cell office:value-type="string" calcext:value-type="string">
            <text:p>American Journal of Plant Sciences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.80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Flavonoid Fraction from Rhoeo discolor Leaves Acting as Antiviral Against Influenza A Virus</text:p>
          </table:table-cell>
          <table:table-cell office:value-type="string" calcext:value-type="string">
            <text:p>Y Sánchez-Roque, G Ayora-Talavera, R Rincón-Rosales, ...</text:p>
          </table:table-cell>
          <table:table-cell office:value-type="string" calcext:value-type="string">
            <text:p>Records of Natural Products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71428571428571" calcext:value-type="float">
            <text:p>1.71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duction of aflatoxin B1 during tortilla production and identification of degradation by-products by direct-injection electrospray mass spectrometry (DIESI-MS)</text:p>
          </table:table-cell>
          <table:table-cell office:value-type="string" calcext:value-type="string">
            <text:p>A Moreno-Pedraza, L Valdés-Santiago, LJ Hernández-Valadez, ...</text:p>
          </table:table-cell>
          <table:table-cell office:value-type="string" calcext:value-type="string">
            <text:p>Salud Pública de Méxic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.50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enotypic comparison of samdc and spe mutants reveals complex relationships of polyamine metabolism in Ustilago maydis</text:p>
          </table:table-cell>
          <table:table-cell office:value-type="string" calcext:value-type="string">
            <text:p>L Valdes-Santiago, JA Cervantes-Chavez, R Winkler, CG León-Ramírez, ...</text:p>
          </table:table-cell>
          <table:table-cell office:value-type="string" calcext:value-type="string">
            <text:p>Microbiology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5" calcext:value-type="float">
            <text:p>1.50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 vitro UV absorption properties and radical scavenging capacity of Morella parvifolia (Benth.) Parra-Os. extracts</text:p>
          </table:table-cell>
          <table:table-cell office:value-type="string" calcext:value-type="string">
            <text:p>MA Puertas-Mejía, MI Gutierrez-Villegas, JC Mejía-Giraldo, R Winkler, ...</text:p>
          </table:table-cell>
          <table:table-cell office:value-type="string" calcext:value-type="string">
            <text:p>Brazilian Journal of Pharmaceutical Sciences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5" calcext:value-type="float">
            <text:p>1.50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omic analysis and interactions network in leaves of mycorrhizal and nonmycorrhizal sorghum plants under water deficit</text:p>
          </table:table-cell>
          <table:table-cell office:value-type="string" calcext:value-type="string">
            <text:p>V Olalde-Portugal, JL Cabrera-Ponce, A Gastelum-Arellanez, ...</text:p>
          </table:table-cell>
          <table:table-cell office:value-type="string" calcext:value-type="string">
            <text:p>PeerJ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36363636363636" calcext:value-type="float">
            <text:p>1.36</text:p>
          </table:table-cell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 FMN hydrolase of the haloacid dehalogenase superfamily is active in plant chloroplasts</text:p>
          </table:table-cell>
          <table:table-cell office:value-type="string" calcext:value-type="string">
            <text:p>R Rawat, FJ Sandoval, Z Wei, R Winkler, S Roje</text:p>
          </table:table-cell>
          <table:table-cell office:value-type="string" calcext:value-type="string">
            <text:p>Journal of Biological Chemistry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8571428571429" calcext:value-type="float">
            <text:p>1.29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dentification of B6T173 (ZmPrx35) as the prevailing peroxidase in highly insect-resistant maize (Zea mays, p84C3) kernels by activity-directed purification</text:p>
          </table:table-cell>
          <table:table-cell office:value-type="string" calcext:value-type="string">
            <text:p>LM López-Castillo, JAI López-Arciniega, A Guerrero-Rangel, ...</text:p>
          </table:table-cell>
          <table:table-cell office:value-type="string" calcext:value-type="string">
            <text:p>Frontiers in plant science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25" calcext:value-type="float">
            <text:p>1.25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rease of peroxidase activity in tropical maize after recurrent selection to storage pest resistance</text:p>
          </table:table-cell>
          <table:table-cell office:value-type="string" calcext:value-type="string">
            <text:p>LM López-Castillo, MFD Flores-Rivera, R Winkler, S García-Lara</text:p>
          </table:table-cell>
          <table:table-cell office:value-type="string" calcext:value-type="string">
            <text:p>Journal of Stored Products Research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2" calcext:value-type="float">
            <text:p>1.20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ungal α-arabinofuranosidases of glycosyl hydrolase families 51 and 54 show a dual arabinofuranosyl-and galactofuranosyl-hydrolyzing activity</text:p>
          </table:table-cell>
          <table:table-cell office:value-type="string" calcext:value-type="string">
            <text:p>B Tefsen, EL Lagendijk, J Park, M Akeroyd, D Schachtschabel, R Winkler, ...</text:p>
          </table:table-cell>
          <table:table-cell office:value-type="string" calcext:value-type="string">
            <text:p>Biological chemistry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2" calcext:value-type="float">
            <text:p>1.2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idomic profiles of Drosophila melanogaster and cactophilic fly species: models of human metabolic diseases</text:p>
          </table:table-cell>
          <table:table-cell office:value-type="string" calcext:value-type="string">
            <text:p>D Cázarez-García, M Ramírez Loustalot-Laclette, T Ann Markow, ...</text:p>
          </table:table-cell>
          <table:table-cell office:value-type="string" calcext:value-type="string">
            <text:p>Integrative Biology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6666666666667" calcext:value-type="float">
            <text:p>1.17</text:p>
          </table:table-cell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tivity-directed identification of maize kernel peroxidases associated with postharvest insect resistance</text:p>
          </table:table-cell>
          <table:table-cell office:value-type="string" calcext:value-type="string">
            <text:p>S García-Lara, R Winkler</text:p>
          </table:table-cell>
          <table:table-cell office:value-type="string" calcext:value-type="string">
            <text:p>Molecular BioSystems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16666666666667" calcext:value-type="float">
            <text:p>1.17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pper and the Omics</text:p>
          </table:table-cell>
          <table:table-cell office:value-type="string" calcext:value-type="string">
            <text:p>R Winkler</text:p>
          </table:table-cell>
          <table:table-cell office:value-type="string" calcext:value-type="string">
            <text:p>Frontiers in Plant Science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.00</text:p>
          </table:table-cell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quenzielle enzymatische Oxidation von Aminoarenen zu Nitroarenen über Hydroxylamine</text:p>
          </table:table-cell>
          <table:table-cell office:value-type="string" calcext:value-type="string">
            <text:p>R Winkler, C Hertweck</text:p>
          </table:table-cell>
          <table:table-cell office:value-type="string" calcext:value-type="string">
            <text:p>Angewandte Chemie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.00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-thermal plasma jet device as source of spatial ionization for ambient mass spectrometry and method of application</text:p>
          </table:table-cell>
          <table:table-cell office:value-type="string" calcext:value-type="string">
            <text:p>SM Jarquín, R Winkler</text:p>
          </table:table-cell>
          <table:table-cell office:value-type="string" calcext:value-type="string">
            <text:p>US Patent US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.0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aria hygrometrica Hedw. elevated tolerance to D2O: its use for the production of highly deuterated metabolites</text:p>
          </table:table-cell>
          <table:table-cell office:value-type="string" calcext:value-type="string">
            <text:p>F Vergara, M Itouga, RG Becerra, M Hirai, JJ Ordaz-Ortiz, R Winkler</text:p>
          </table:table-cell>
          <table:table-cell office:value-type="string" calcext:value-type="string">
            <text:p>Planta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.00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 Fingerprints of Tomatoes Fertilized with Different Nitrogen Sources Reveal Potential Biomarkers of Organic Farming</text:p>
          </table:table-cell>
          <table:table-cell office:value-type="string" calcext:value-type="string">
            <text:p>A García-Casarrubias, R Winkler, A Tiessen</text:p>
          </table:table-cell>
          <table:table-cell office:value-type="string" calcext:value-type="string">
            <text:p>Plant Foods for Human Nutrition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bolomic study of volatile compounds in the pigmented fruit from Mexico Crataegus genotypes</text:p>
          </table:table-cell>
          <table:table-cell office:value-type="string" calcext:value-type="string">
            <text:p>MD Pérez-Lainez, T Corona-Torres, M del Rosario García-Mateos, ...</text:p>
          </table:table-cell>
          <table:table-cell office:value-type="string" calcext:value-type="string">
            <text:p>Journal of Applied Botany and Food Quality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.0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1 controls H3. 3 incorporation in adult brain chromatin to maintain metabolic homeostasis and normal lifespan</text:p>
          </table:table-cell>
          <table:table-cell office:value-type="string" calcext:value-type="string">
            <text:p>I Schoberleitner, I Bauer, A Huang, EN Andreyeva, J Sebald, K Pascher, ...</text:p>
          </table:table-cell>
          <table:table-cell office:value-type="string" calcext:value-type="string">
            <text:p>Cell reports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.0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yQuant: Comparing label-free shotgun proteomics datasets using accumulated peptide probabilities</text:p>
          </table:table-cell>
          <table:table-cell office:value-type="string" calcext:value-type="string">
            <text:p>R Winkler</text:p>
          </table:table-cell>
          <table:table-cell office:value-type="string" calcext:value-type="string">
            <text:p>Journal of Proteomics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09090909090909" calcext:value-type="float">
            <text:p>0.91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Ribonucleotide Reductase‐Like Electron Transfer System in the Nitroaryl‐Forming N‐Oxygenase AurF</text:p>
          </table:table-cell>
          <table:table-cell office:value-type="string" calcext:value-type="string">
            <text:p>A Fries, T Bretschneider, R Winkler, C Hertweck</text:p>
          </table:table-cell>
          <table:table-cell office:value-type="string" calcext:value-type="string">
            <text:p>ChemBioChem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.90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celerated identification of proteins by mass spectrometry by employing covalent pre-gel staining with Uniblue A</text:p>
          </table:table-cell>
          <table:table-cell office:value-type="string" calcext:value-type="string">
            <text:p>MA Mata-Gómez, MT Yasui, A Guerrero-Rangel, S Valdés-Rodríguez, ...</text:p>
          </table:table-cell>
          <table:table-cell office:value-type="string" calcext:value-type="string">
            <text:p>PloS on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5" calcext:value-type="float">
            <text:p>0.75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cterización química en grano verde y tostado de una nueva variedad de Coffea arabica l. cosechado en 2016 en Huatusco, Veracruz México</text:p>
          </table:table-cell>
          <table:table-cell office:value-type="string" calcext:value-type="string">
            <text:p>O González-Ríos, ML Suárez-Quiroz, R Winkler, AK Ramírez-Hernández</text:p>
          </table:table-cell>
          <table:table-cell office:value-type="string" calcext:value-type="string">
            <text:p>Revista Colombiana de Investigaciones Agroindustriales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inct gene expression and secondary metabolite profiles for suboptimal mycorrhizal colonization in wild-type and the jasmonic acid deficient spr2 tomato mutant</text:p>
          </table:table-cell>
          <table:table-cell office:value-type="string" calcext:value-type="string">
            <text:p>K Casarrubias-Castillo, JM Montero-Vargas, N Dabdoub-González, ...</text:p>
          </table:table-cell>
          <table:table-cell office:value-type="string" calcext:value-type="string">
            <text:p>PeerJ Preprints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mass spectrometry-based study shows that volatiles emitted by Arthrobacter agilis UMCV2 increase the content of brassinosteroids in Medicago truncatula in response to iron …</text:p>
          </table:table-cell>
          <table:table-cell office:value-type="string" calcext:value-type="string">
            <text:p>I Flores-Cortez, R Winkler, A Ramírez-Ordorica, M Elizarraraz-Anaya, ...</text:p>
          </table:table-cell>
          <table:table-cell office:value-type="string" calcext:value-type="string">
            <text:p>Molecules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eening for Green Coffee with Sensorial Defects Due to Aging During Storage by MALDI-ToF Mass Fingerprinting</text:p>
          </table:table-cell>
          <table:table-cell office:value-type="string" calcext:value-type="string">
            <text:p>JD Pazmiño-Arteaga, A Chagolla, C Gallardo-Cabrera, AF Ruiz-Márquez, ...</text:p>
          </table:table-cell>
          <table:table-cell office:value-type="string" calcext:value-type="string">
            <text:p>Food Analytical Methods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ructural and biochemical basis for the firm chemo-and regioselectivity of the nitro-forming N-oxygenase AurF</text:p>
          </table:table-cell>
          <table:table-cell office:value-type="string" calcext:value-type="string">
            <text:p>A Fries, R Winkler, C Hertweck</text:p>
          </table:table-cell>
          <table:table-cell office:value-type="string" calcext:value-type="string">
            <text:p>Chemical Communications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.50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mical characteristics of new variety of Arabica coffee L. harvested in 2016 in Huatusco, Veracruz-Mexico</text:p>
          </table:table-cell>
          <table:table-cell office:value-type="string" calcext:value-type="string">
            <text:p>OG Ríos, MLS Quiroz, R Winkler, AK Ramírez-Hernández</text:p>
          </table:table-cell>
          <table:table-cell office:value-type="string" calcext:value-type="string">
            <text:p>Revista Colombiana de Investigaciones Agroindustriales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.5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iction of the antioxidant capacity of maize (Zea mays) hybrids using mass fingerprinting and data mining</text:p>
          </table:table-cell>
          <table:table-cell office:value-type="string" calcext:value-type="string">
            <text:p>JM Montero-Vargas, S Ortíz-Islas, O Ramírez-Sánchez, S García-Lara, ...</text:p>
          </table:table-cell>
          <table:table-cell office:value-type="string" calcext:value-type="string">
            <text:p>Food Bioscience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.5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ation of aleurone peroxidases in kernels of insect-resistant maize (Zea mays L.; Pob84-C3R) after mechanical and insect damage</text:p>
          </table:table-cell>
          <table:table-cell office:value-type="string" calcext:value-type="string">
            <text:p>LM López-Castillo, A González-Leyzaola, MF Diaz-Flores-Rivera, ...</text:p>
          </table:table-cell>
          <table:table-cell office:value-type="string" calcext:value-type="string">
            <text:p>Frontiers in plant science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.5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inct gene expression and secondary metabolite profiles in suppressor of prosystemin-mediated responses2 (spr2) tomato mutants having impaired mycorrhizal colonization</text:p>
          </table:table-cell>
          <table:table-cell office:value-type="string" calcext:value-type="string">
            <text:p>K Casarrubias-Castillo, JM Montero-Vargas, N Dabdoub-González, ...</text:p>
          </table:table-cell>
          <table:table-cell office:value-type="string" calcext:value-type="string">
            <text:p>PeerJ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Temperature Plasma Ionization</text:p>
          </table:table-cell>
          <table:table-cell office:value-type="string" calcext:value-type="string">
            <text:p>S Martínez-Jarquín, R Winkler</text:p>
          </table:table-cell>
          <table:table-cell office:value-type="string" calcext:value-type="string">
            <text:p>Ambient Mass Spectroscopy Techniques in Food and the Environment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ing Open Science: agile creation of multiple document types by writing academic manuscripts in pandoc markdown</text:p>
          </table:table-cell>
          <table:table-cell office:value-type="string" calcext:value-type="string">
            <text:p>A Krewinkel, R Winkler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ptides: The Wave of the Future Peptides: The Wave of the Future 97, 2001</text:p>
          </table:table-cell>
          <table:table-cell office:value-type="string" calcext:value-type="string">
            <text:p>K TEICHMANN, R WINKLER, K HAMPEL, A TRUMPLER, FD BOHMER, ...</text:p>
          </table:table-cell>
          <table:table-cell office:value-type="string" calcext:value-type="string">
            <text:p>Journal of chromatography. B, Analytical technologies in the biomedical and …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sine‐directed staining of proteins for MS‐based analyses</text:p>
          </table:table-cell>
          <table:table-cell office:value-type="string" calcext:value-type="string">
            <text:p>MT Yasui, MA Mata‐Gómez, R Winkler</text:p>
          </table:table-cell>
          <table:table-cell office:value-type="string" calcext:value-type="string">
            <text:p>Electrophoresi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álisis de productos alimentarios mediante plasma de baja temperatura</text:p>
          </table:table-cell>
          <table:table-cell office:value-type="string" calcext:value-type="string">
            <text:p>S Martínez-Jarquín, R Winkler</text:p>
          </table:table-cell>
          <table:table-cell office:value-type="string" calcext:value-type="string">
            <text:p>Ide@s CONCYTEG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.1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luating the physiological state of maize (Zea mays L.) plants by direct-injection electrospray mass spectrometry (DIESI-MS) w</text:p>
          </table:table-cell>
          <table:table-cell office:value-type="string" calcext:value-type="string">
            <text:p>M Garcıa-Flores, S Juarez-Colunga, JM Montero-Vargas, ...</text:p>
          </table:table-cell>
          <table:table-cell office:value-type="string" calcext:value-type="string">
            <text:p>Mol. BioSyst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gilancia De Los Riesgos Microbianos En La Producción De Alimentos Frescos</text:p>
          </table:table-cell>
          <table:table-cell office:value-type="string" calcext:value-type="string">
            <text:p>R Winkler</text:p>
          </table:table-cell>
          <table:table-cell office:value-type="string" calcext:value-type="string">
            <text:p>Vigilancia De Los Riesgos Microbianos En La Producción De Alimentos Frescos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acterisation of the hypoxic response of the human-pathogenic fungus Aspergillus fumigatus by 2D-gel electrophoresis</text:p>
          </table:table-cell>
          <table:table-cell office:value-type="string" calcext:value-type="string">
            <text:p>M Voedisch, K Scherlach, R Winkler, C Hertweck, U Horn, AA Brakhage, ...</text:p>
          </table:table-cell>
          <table:table-cell office:value-type="string" calcext:value-type="string">
            <text:p>Infection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-dimensional reference map of the mycelial proteome and mitochondrial sub-proteome of Aspergillus fumigatus</text:p>
          </table:table-cell>
          <table:table-cell office:value-type="string" calcext:value-type="string">
            <text:p>M Voedisch, O Kniemeyer, D Albrecht, F Lessing, R Winkler, A Brakhage</text:p>
          </table:table-cell>
          <table:table-cell office:value-type="string" calcext:value-type="string">
            <text:p>Mycoses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itoring phosphatase reactions of multiple phosphorylated substrates by reversed-phase HPLC</text:p>
          </table:table-cell>
          <table:table-cell office:value-type="string" calcext:value-type="string">
            <text:p>K Teichmann, R Winkler, K Hampel, A Trümpler, FD Böhmer, D Imhof</text:p>
          </table:table-cell>
          <table:table-cell office:value-type="string" calcext:value-type="string">
            <text:p>Journal of Chromatography B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robert-winkler_citation-analysis'.A1:'robert-winkler_citation-analysis'.G103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1:31:27.795835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7T11:33:56.343348421</dc:date>
    <meta:editing-duration>PT7M49S</meta:editing-duration>
    <meta:editing-cycles>2</meta:editing-cycles>
    <meta:generator>LibreOffice/7.1.7.2$Linux_X86_64 LibreOffice_project/10$Build-2</meta:generator>
    <meta:document-statistic meta:table-count="1" meta:cell-count="720" meta:object-count="0"/>
  </office:meta>
</office:document-meta>
</file>